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Pictures/10000000000001230000019E07C377E9.png" manifest:media-type="image/png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4pt" style:font-name-asian="OLIVEOIL" style:font-size-asian="14pt" style:font-name-complex="OLIVEOIL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3a60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f6f5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d5c9e" officeooo:paragraph-rsid="001d5c9e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23efcf" officeooo:paragraph-rsid="0023efcf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3a60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990e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5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624e5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759f6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9e403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23efcf" officeooo:paragraph-rsid="0023efcf" style:font-name-asian="OzHandicraft BT" style:font-size-asian="16pt" style:font-name-complex="OzHandicraft BT" style:font-size-complex="16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759f6" officeooo:paragraph-rsid="002759f6" style:font-name-asian="OLIVEOIL" style:font-size-asian="12pt" style:font-weight-asian="bold" style:font-name-complex="OLIVEOIL" style:font-size-complex="12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f52e3" officeooo:paragraph-rsid="002f52e3" style:font-name-asian="OLIVEOIL" style:font-size-asian="12pt" style:font-weight-asian="bold" style:font-name-complex="OLIVEOIL" style:font-size-complex="12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33a4b0" officeooo:paragraph-rsid="0033a4b0" style:font-name-asian="OLIVEOIL" style:font-size-asian="12pt" style:font-weight-asian="bold" style:font-name-complex="OLIVEOIL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3a4b0"/>
    </style:style>
    <style:style style:name="P26" style:family="paragraph">
      <loext:graphic-properties draw:fill-color="#ff3333"/>
      <style:paragraph-properties fo:text-align="center"/>
      <style:text-properties fo:font-size="12pt"/>
    </style:style>
    <style:style style:name="P27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4" style:family="text">
      <style:text-properties fo:color="#000000" style:font-name="OzHandicraft BT" fo:font-size="16pt" officeooo:rsid="0022ab28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7" style:family="text">
      <style:text-properties officeooo:rsid="00173a60"/>
    </style:style>
    <style:style style:name="T8" style:family="text">
      <style:text-properties officeooo:rsid="001759a5"/>
    </style:style>
    <style:style style:name="T9" style:family="text">
      <style:text-properties officeooo:rsid="0017f6f5"/>
    </style:style>
    <style:style style:name="T10" style:family="text">
      <style:text-properties officeooo:rsid="001cb977"/>
    </style:style>
    <style:style style:name="T11" style:family="text">
      <style:text-properties officeooo:rsid="002211d6"/>
    </style:style>
    <style:style style:name="T12" style:family="text">
      <style:text-properties officeooo:rsid="0023efcf"/>
    </style:style>
    <style:style style:name="T13" style:family="text">
      <style:text-properties officeooo:rsid="0024c3e8"/>
    </style:style>
    <style:style style:name="T14" style:family="text">
      <style:text-properties officeooo:rsid="002624e5"/>
    </style:style>
    <style:style style:name="T15" style:family="text">
      <style:text-properties officeooo:rsid="002759f6"/>
    </style:style>
    <style:style style:name="T16" style:family="text">
      <style:text-properties officeooo:rsid="0028119f"/>
    </style:style>
    <style:style style:name="T17" style:family="text">
      <style:text-properties officeooo:rsid="0029e403"/>
    </style:style>
    <style:style style:name="T18" style:family="text">
      <style:text-properties officeooo:rsid="002f52e3"/>
    </style:style>
    <style:style style:name="T19" style:family="text">
      <style:text-properties officeooo:rsid="0031fb52"/>
    </style:style>
    <style:style style:name="T20" style:family="text">
      <style:text-properties officeooo:rsid="00356a25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gr1" style:family="graphic">
      <style:graphic-properties draw:fill-color="#ff3333" draw:textarea-vertical-align="middle" draw:auto-grow-height="false" fo:min-height="0.178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Object0" text:anchor-type="paragraph" svg:x="6.35cm" svg:y="0.953cm" svg:width="6.108cm" svg:height="3.357cm" draw:z-index="2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2"/>
      <text:p text:style-name="P2"/>
      <text:p text:style-name="P2"/>
      <text:p text:style-name="P2"/>
      <text:p text:style-name="P14"/>
      <text:p text:style-name="P2"/>
      <text:p text:style-name="P2"/>
      <text:p text:style-name="P4"/>
      <text:p text:style-name="P5">Beer Name: <text:s text:c="3"/><text:span text:style-name="T11">Stout</text:span> <text:s text:c="60"/></text:p>
      <text:p text:style-name="P5">Brew Date: <text:s text:c="3"/><text:span text:style-name="T11">Dec 13’20</text:span> <text:s text:c="64"/></text:p>
      <text:p text:style-name="P25"><text:span text:style-name="T3">Batch Size:</text:span><text:span text:style-name="T6"> 10 gal</text:span><text:span text:style-name="T3"><text:tab/><text:tab/><text:tab/></text:span></text:p>
      <text:p text:style-name="P1"><draw:frame draw:style-name="fr3" draw:name="Object1" text:anchor-type="paragraph" svg:x="-7.696cm" svg:y="6.454cm" svg:width="6.279cm" svg:height="11.294cm" draw:z-index="0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3">Target OG/◦P: </text:span><text:span text:style-name="T4">1.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7" svg:x1="1.543cm" svg:y1="0.624cm" svg:x2="1.622cm" svg:y2="6.577cm"><text:p/></draw:line><draw:line text:anchor-type="paragraph" draw:z-index="4" draw:style-name="gr2" draw:text-style-name="P27" svg:x1="3.29cm" svg:y1="0.462cm" svg:x2="3.369cm" svg:y2="6.415cm"><text:p/></draw:line><text:span text:style-name="T5">Amnt lb/kg <text:s/>Ingredient <text:s text:c="12"/></text:span><text:span text:style-name="T3"><text:s text:c="2"/></text:span></text:p>
      <text:p text:style-name="P9"><draw:line text:anchor-type="paragraph" draw:z-index="6" draw:style-name="gr2" draw:text-style-name="P27" svg:x1="7.497cm" svg:y1="0.564cm" svg:x2="7.576cm" svg:y2="4.004cm"><text:p/></draw:line>20 <text:s text:c="7"/># <text:s text:c="5"/>pale</text:p>
      <text:p text:style-name="P9">1 <text:s text:c="9"/># <text:s text:c="5"/>black patent </text:p>
      <text:p text:style-name="P9">1 <text:s text:c="9"/># <text:s text:c="5"/>roasted barley</text:p>
      <text:p text:style-name="P9">2 <text:s text:c="9"/># <text:s text:c="5"/>wheat </text:p>
      <text:p text:style-name="P9">1 <text:s text:c="9"/># <text:s text:c="5"/>chocolate malt </text:p>
      <text:p text:style-name="P9"><draw:custom-shape text:anchor-type="paragraph" draw:z-index="1" draw:style-name="gr1" draw:text-style-name="P26" svg:width="0.586cm" svg:height="0.532cm" svg:x="16.358cm" svg:y="0.29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9"/># <text:s text:c="5"/>flaked barley</text:p>
      <text:p text:style-name="P5"/>
      <text:p text:style-name="P8">1 <text:s text:c="8"/>tsp <text:s text:c="7"/>NaCl(mash)</text:p>
      <text:p text:style-name="P8">1 <text:s text:c="8"/>tsp <text:s text:c="7"/>NaCl(sparge)</text:p>
      <text:p text:style-name="P8">5 <text:s text:c="8"/>tsp <text:s text:c="7"/>supercharge</text:p>
      <text:p text:style-name="P8">2 <text:s text:c="8"/>tabs <text:s text:c="5"/>Irish Moss </text:p>
      <text:p text:style-name="P8">15 <text:s text:c="7"/>g <text:s text:c="9"/>Mauribrew Yeast</text:p>
      <text:p text:style-name="P5"/>
      <text:p text:style-name="P5">Qt <text:s/>oz/g <text:s text:c="2"/>Hop/Seasoning <text:s text:c="14"/><text:span text:style-name="T9">Time:</text:span></text:p>
      <text:p text:style-name="P7"><draw:line text:anchor-type="paragraph" draw:z-index="5" draw:style-name="gr2" draw:text-style-name="P27" svg:x1="2.549cm" svg:y1="0.012cm" svg:x2="2.628cm" svg:y2="3.452cm"><text:p/></draw:line><text:s/><text:span text:style-name="T12">45 <text:s text:c="4"/>g <text:s text:c="9"/>NB <text:s text:c="27"/>60 min</text:span></text:p>
      <text:p text:style-name="P7"><text:s/><text:span text:style-name="T12">2 <text:s text:c="3"/>tabs <text:s text:c="7"/>whirlflock <text:s text:c="17"/>16 min</text:span></text:p>
      <text:p text:style-name="P7"><text:s/><text:span text:style-name="T12">45 <text:s text:c="4"/>g <text:s text:c="9"/>NB <text:s text:c="27"/>15 min</text:span></text:p>
      <text:p text:style-name="P7"/>
      <text:p text:style-name="P7"/>
      <text:p text:style-name="P7"/>
      <text:p text:style-name="P7"/>
      <text:p text:style-name="P6"><text:s text:c="794"/></text:p>
      <text:p text:style-name="P6"/>
      <text:p text:style-name="P11">Stage <text:s text:c="13"/>Date <text:s text:c="17"/></text:p>
      <text:p text:style-name="P10">Primary:</text:p>
      <text:p text:style-name="P10">Racked:<text:tab/><text:tab/><text:tab/><text:tab/><text:tab/><text:tab/></text:p>
      <text:p text:style-name="P10">Bottled:<text:tab/><text:tab/><text:tab/><text:tab/><text:tab/><text:tab/></text:p>
      <text:p text:style-name="P10">Kegged:</text:p>
      <text:p text:style-name="P10">Re-Kegged:</text:p>
      <text:p text:style-name="P3"><text:soft-page-break/></text:p>
      <text:p text:style-name="P10"/>
      <text:p text:style-name="P10"><draw:frame draw:style-name="fr2" draw:name="Object2" text:anchor-type="paragraph" svg:x="5.479cm" svg:y="0.123cm" svg:width="15.471cm" svg:height="8.999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0">Start Time:<text:span text:style-name="T13">7:30</text:span></text:p>
      <text:p text:style-name="P10">Fill mash tun: <text:s text:c="2"/><text:span text:style-name="T13">Sat</text:span><text:tab/></text:p>
      <text:p text:style-name="P18">Fill sparge kettle: <text:span text:style-name="T13">Sat</text:span></text:p>
      <text:p text:style-name="P18">Fire burners: <text:span text:style-name="T13">7:30</text:span>am</text:p>
      <text:p text:style-name="P17">Heat Mash Tun : </text:p>
      <text:p text:style-name="P17">Target Temp: <text:span text:style-name="T7">66-68</text:span> <text:s text:c="4"/></text:p>
      <text:p text:style-name="P17">Heat Sparge Kettle: </text:p>
      <text:p text:style-name="P17">Target Temp: <text:span text:style-name="T7">71</text:span></text:p>
      <text:p text:style-name="P10">Target Temp (Mash): <text:span text:style-name="T7">66-68</text:span></text:p>
      <text:p text:style-name="P10">Grind grain: <text:s text:c="2"/><text:span text:style-name="T13">8:05-</text:span> </text:p>
      <text:p text:style-name="P10">Strike Temp: <text:span text:style-name="T14">68</text:span></text:p>
      <text:p text:style-name="P10">Mash in: <text:span text:style-name="T14">9am</text:span></text:p>
      <text:p text:style-name="P10">Temp: <text:span text:style-name="T14">66.6</text:span></text:p>
      <text:p text:style-name="P10">Mash: Duration: <text:span text:style-name="T8">90 </text:span>minutes <text:s text:c="7"/></text:p>
      <text:p text:style-name="P10">Start: <text:s text:c="2"/><text:span text:style-name="T14">9am</text:span> <text:s/>Finish: <text:span text:style-name="T14">10:30</text:span></text:p>
      <text:p text:style-name="P10">Heat (to deactivate enzymes)<text:tab/><text:tab/></text:p>
      <text:p text:style-name="P12">Target Temp: <text:span text:style-name="T8">75.5</text:span> <text:s text:c="2"/></text:p>
      <text:p text:style-name="P12">Start: <text:span text:style-name="T14">10:30</text:span> <text:s text:c="6"/>Finish: <text:s/><text:span text:style-name="T15">abandoned</text:span> </text:p>
      <text:p text:style-name="P10">Heat Sparge H20 (Target<text:span text:style-name="T10">80</text:span>◦) <text:s text:c="7"/></text:p>
      <text:p text:style-name="P10">Sparge: Start: <text:s text:c="2"/>? <text:s text:c="3"/>Finish: <text:span text:style-name="T16">11:39</text:span></text:p>
      <text:p text:style-name="P10">Wort collected: <text:s/><text:span text:style-name="T17">full kettle</text:span> </text:p>
      <text:p text:style-name="P10">Boil : Burner On: <text:span text:style-name="T15">11:05</text:span> <text:s text:c="3"/>Rolling Boil: <text:s/><text:span text:style-name="T17">12:05</text:span> <text:s/></text:p>
      <text:p text:style-name="P13">Duration: 90 min <text:s/>Start: <text:span text:style-name="T17">12:05</text:span> <text:s/>Finish: <text:span text:style-name="T17">1:35</text:span></text:p>
      <text:p text:style-name="P10">Hops In: <text:s/><text:span text:style-name="T17">12:40 <text:s/></text:span><text:s/><text:span text:style-name="T7">Whirflock in:</text:span> <text:span text:style-name="T17">1:24 </text:span>Hops in : <text:span text:style-name="T17">1:25</text:span> <text:s text:c="5"/></text:p>
      <text:p text:style-name="P10">Burner Off: <text:span text:style-name="T17">1:40</text:span></text:p>
      <text:p text:style-name="P10">Rest 15 min <text:s text:c="7"/></text:p>
      <text:p text:style-name="P19">Pump and chill: <text:s text:c="4"/></text:p>
      <text:p text:style-name="P19">Start: <text:span text:style-name="T17">1:55</text:span> <text:s text:c="2"/>Finish: <text:s text:c="2"/><text:span text:style-name="T19">2:14</text:span> <text:s text:c="2"/></text:p>
      <text:p text:style-name="P10">OG : <text:s text:c="2"/><text:span text:style-name="T19">1.050</text:span></text:p>
      <text:p text:style-name="P10">Yeast: <text:span text:style-name="T19">Nottingham</text:span></text:p>
      <text:p text:style-name="P10">Irish Moss</text:p>
      <text:p text:style-name="P21">Notes: <text:span text:style-name="T14">using gas fired sparge kettle today</text:span></text:p>
      <text:p text:style-name="P22">herms return line plugged at thermowell <text:span text:style-name="T18">abandoned heating </text:span></text:p>
      <text:p text:style-name="P23">to inactivate enzymes went to boiler</text:p>
      <text:p text:style-name="P24">forgot out let connection/ fucked up temp measurement</text:p>
      <text:p text:style-name="P24">wort in fermentor to warm <text:span text:style-name="T20">to pitch yea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2-13T14:27:16.528809989</dc:date>
    <meta:editing-duration>PT1H38M24S</meta:editing-duration>
    <meta:editing-cycles>25</meta:editing-cycles>
    <meta:printed-by>peter helmer</meta:printed-by>
    <meta:print-date>2017-10-22T18:33:16.50</meta:print-date>
    <meta:document-statistic meta:table-count="0" meta:image-count="0" meta:object-count="3" meta:page-count="2" meta:paragraph-count="64" meta:word-count="237" meta:character-count="2689" meta:non-whitespace-character-count="11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47cm" svg:height="8.999cm" xlink:href="." xlink:type="simple" chart:class="chart:line" chart:style-name="ch1">
        <chart:title svg:x="6.022cm" svg:y="0.315cm" chart:style-name="ch2">
          <text:p>Stout Dec 13'20</text:p>
        </chart:title>
        <chart:legend chart:legend-position="end" svg:x="12.771cm" svg:y="3.441cm" style:legend-expansion="high" chart:style-name="ch3"/>
        <chart:plot-area chart:style-name="ch4" chart:data-source-has-labels="both" svg:x="1.489cm" svg:y="1.297cm" svg:width="11.163cm" svg:height="6.577cm">
          <chartooo:coordinate-region svg:x="2.121cm" svg:y="1.5cm" svg:width="10.243cm" svg:height="5.318cm"/>
          <chart:axis chart:dimension="x" chart:name="primary-x" chart:style-name="ch5" chartooo:axis-type="auto">
            <chartooo:date-scale/>
            <chart:title svg:x="6.727cm" svg:y="8.053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63cm" svg:y="5.468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  <table:table-cell office:value-type="string">
                <text:p>herms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3.8">
                <text:p>73.8</text:p>
              </table:table-cell>
              <table:table-cell office:value-type="float" office:value="66.3">
                <text:p>66.3</text:p>
              </table:table-cell>
              <table:table-cell office:value-type="float" office:value="69.5">
                <text:p>69.5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5">
                <text:p>72.5</text:p>
              </table:table-cell>
              <table:table-cell office:value-type="float" office:value="67.6">
                <text:p>67.6</text:p>
              </table:table-cell>
              <table:table-cell office:value-type="float" office:value="65.5">
                <text:p>65.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.3">
                <text:p>70.3</text:p>
              </table:table-cell>
              <table:table-cell office:value-type="float" office:value="67.6">
                <text:p>67.6</text:p>
              </table:table-cell>
              <table:table-cell office:value-type="float" office:value="65.6">
                <text:p>65.6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67.9">
                <text:p>67.9</text:p>
              </table:table-cell>
              <table:table-cell office:value-type="float" office:value="65.5">
                <text:p>65.5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.8">
                <text:p>70.8</text:p>
              </table:table-cell>
              <table:table-cell office:value-type="float" office:value="67.9">
                <text:p>67.9</text:p>
              </table:table-cell>
              <table:table-cell office:value-type="float" office:value="65.5">
                <text:p>65.5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.8">
                <text:p>70.8</text:p>
              </table:table-cell>
              <table:table-cell office:value-type="float" office:value="67.4">
                <text:p>67.4</text:p>
              </table:table-cell>
              <table:table-cell office:value-type="float" office:value="65.3">
                <text:p>65.3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.6">
                <text:p>71.6</text:p>
              </table:table-cell>
              <table:table-cell office:value-type="float" office:value="67.2">
                <text:p>67.2</text:p>
              </table:table-cell>
              <table:table-cell office:value-type="float" office:value="65.2">
                <text:p>65.2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.7">
                <text:p>71.7</text:p>
              </table:table-cell>
              <table:table-cell office:value-type="float" office:value="67.1">
                <text:p>67.1</text:p>
              </table:table-cell>
              <table:table-cell office:value-type="float" office:value="65.2">
                <text:p>65.2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.6">
                <text:p>72.6</text:p>
              </table:table-cell>
              <table:table-cell office:value-type="float" office:value="68.1">
                <text:p>68.1</text:p>
              </table:table-cell>
              <table:table-cell office:value-type="float" office:value="64.8">
                <text:p>64.8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">
                <text:p>73</text:p>
              </table:table-cell>
              <table:table-cell office:value-type="float" office:value="68.2">
                <text:p>68.2</text:p>
              </table:table-cell>
              <table:table-cell office:value-type="float" office:value="65">
                <text:p>65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